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Normal" style:family="paragraph">
      <style:paragraph-properties fo:margin-bottom="0in" fo:line-height="100%"/>
      <style:text-properties style:font-name="Arial" style:font-name-asian="Times New Roman" style:font-name-complex="Arial" fo:font-size="17.5pt" style:font-size-asian="17.5pt" style:font-size-complex="17.5pt" style:language-asian="es" style:country-asian="ES"/>
    </style:style>
    <style:style style:name="P3" style:parent-style-name="Título1" style:family="paragraph">
      <style:text-properties style:font-name-asian="Times New Roman" style:language-asian="es" style:country-asian="ES"/>
    </style:style>
    <style:style style:name="P4" style:parent-style-name="Sinespaciado" style:family="paragraph">
      <style:paragraph-properties fo:text-align="justify"/>
    </style:style>
    <style:style style:name="P5" style:parent-style-name="Sinespaciado" style:family="paragraph">
      <style:paragraph-properties fo:text-align="justify"/>
    </style:style>
    <style:style style:name="P6" style:parent-style-name="Sinespaciado" style:family="paragraph">
      <style:paragraph-properties fo:text-align="justify"/>
    </style:style>
    <style:style style:name="P7" style:parent-style-name="Normal" style:family="paragraph">
      <style:text-properties style:language-asian="es" style:country-asian="ES"/>
    </style:style>
    <style:style style:name="P8" style:parent-style-name="Título1" style:family="paragraph">
      <style:text-properties style:font-name-asian="Times New Roman" style:language-asian="es" style:country-asian="ES"/>
    </style:style>
    <style:style style:name="P9" style:parent-style-name="Sinespaciado" style:family="paragraph">
      <style:text-properties style:language-asian="es" style:country-asian="ES"/>
    </style:style>
    <style:style style:name="P10" style:parent-style-name="Título2" style:family="paragraph">
      <style:text-properties style:language-asian="es" style:country-asian="ES"/>
    </style:style>
    <style:style style:name="P11" style:parent-style-name="Sinespaciado" style:family="paragraph">
      <style:text-properties style:language-asian="es" style:country-asian="ES"/>
    </style:style>
    <style:style style:name="P12" style:parent-style-name="Sinespaciado" style:family="paragraph">
      <style:text-properties style:language-asian="es" style:country-asian="ES"/>
    </style:style>
    <style:style style:name="P13" style:parent-style-name="Sinespaciado" style:family="paragraph">
      <style:text-properties style:language-asian="es" style:country-asian="ES"/>
    </style:style>
    <style:style style:name="P14" style:parent-style-name="Sinespaciado" style:family="paragraph">
      <style:text-properties style:language-asian="es" style:country-asian="ES"/>
    </style:style>
    <style:style style:name="P15" style:parent-style-name="Sinespaciado" style:family="paragraph">
      <style:text-properties style:language-asian="es" style:country-asian="ES"/>
    </style:style>
    <style:style style:name="P16" style:parent-style-name="Título2" style:family="paragraph">
      <style:text-properties style:language-asian="es" style:country-asian="ES"/>
    </style:style>
    <style:style style:name="P17" style:parent-style-name="Sinespaciado" style:family="paragraph">
      <style:text-properties style:language-asian="es" style:country-asian="ES"/>
    </style:style>
    <style:style style:name="P18" style:parent-style-name="Sinespaciado" style:family="paragraph">
      <style:text-properties style:language-asian="es" style:country-asian="ES"/>
    </style:style>
    <style:style style:name="P19" style:parent-style-name="Sinespaciado" style:family="paragraph">
      <style:text-properties style:language-asian="es" style:country-asian="ES"/>
    </style:style>
    <style:style style:name="P20" style:parent-style-name="Normal" style:family="paragraph">
      <style:text-properties style:language-asian="es" style:country-asian="ES"/>
    </style:style>
    <style:style style:name="P21" style:parent-style-name="Título1" style:family="paragraph">
      <style:text-properties style:font-name-asian="Times New Roman" style:language-asian="es" style:country-asian="ES"/>
    </style:style>
    <style:style style:name="P22" style:parent-style-name="Sinespaciado" style:family="paragraph">
      <style:paragraph-properties fo:text-align="justify"/>
    </style:style>
    <style:style style:name="P23" style:parent-style-name="Sinespaciado" style:family="paragraph">
      <style:paragraph-properties fo:text-align="justify"/>
    </style:style>
    <style:style style:name="P24" style:parent-style-name="Sinespaciado" style:family="paragraph">
      <style:paragraph-properties fo:text-align="justify"/>
    </style:style>
    <style:style style:name="P25" style:parent-style-name="Sinespaciado" style:family="paragraph">
      <style:paragraph-properties fo:text-align="justify"/>
    </style:style>
    <style:style style:name="P26" style:parent-style-name="Sinespaciado" style:family="paragraph">
      <style:text-properties style:language-asian="es" style:country-asian="ES"/>
    </style:style>
    <style:style style:name="P27" style:parent-style-name="Título1" style:family="paragraph">
      <style:text-properties style:font-name-asian="Times New Roman" style:language-asian="es" style:country-asian="ES"/>
    </style:style>
    <style:style style:name="T28" style:parent-style-name="notranslate" style:family="text">
      <style:text-properties fo:background-color="#E6ECF9"/>
    </style:style>
    <style:style style:name="T29" style:parent-style-name="MáquinadeescribirHTML" style:family="text">
      <style:text-properties style:font-name-asian="Times New Roman"/>
    </style:style>
    <style:style style:name="T30" style:parent-style-name="MáquinadeescribirHTML" style:family="text">
      <style:text-properties style:font-name-asian="Times New Roman"/>
    </style:style>
    <style:style style:name="P31" style:parent-style-name="Título1" style:family="paragraph">
      <style:text-properties style:font-name-asian="Times New Roman" style:language-asian="es" style:country-asian="ES"/>
    </style:style>
    <style:style style:name="P32" style:parent-style-name="Sinespaciado" style:family="paragraph">
      <style:text-properties style:language-asian="es" style:country-asian="ES"/>
    </style:style>
    <style:style style:name="P33" style:parent-style-name="Normal" style:family="paragraph">
      <style:text-properties style:language-asian="es" style:country-asian="ES"/>
    </style:style>
    <style:style style:name="P34" style:parent-style-name="Título1" style:family="paragraph">
      <style:text-properties style:font-name-asian="Times New Roman" style:language-asian="es" style:country-asian="ES"/>
    </style:style>
    <style:style style:name="T35" style:parent-style-name="Fuentedepárrafopredeter." style:family="text">
      <style:text-properties style:language-asian="es" style:country-asian="ES"/>
    </style:style>
    <style:style style:name="T36" style:parent-style-name="Fuentedepárrafopredeter." style:family="text">
      <style:text-properties style:language-asian="es" style:country-asian="ES"/>
    </style:style>
    <style:style style:name="T37" style:parent-style-name="Fuentedepárrafopredeter." style:family="text">
      <style:text-properties style:language-asian="es" style:country-asian="ES"/>
    </style:style>
    <style:style style:name="P38" style:parent-style-name="Título1" style:family="paragraph">
      <style:text-properties style:font-name-asian="Times New Roman" style:language-asian="es" style:country-asian="ES"/>
    </style:style>
    <style:style style:name="T39" style:parent-style-name="Hipervínculo" style:family="text">
      <style:text-properties style:language-asian="es" style:country-asian="ES"/>
    </style:style>
    <style:style style:name="T40" style:parent-style-name="Hipervínculo" style:family="text">
      <style:text-properties style:language-asian="es" style:country-asian="ES"/>
    </style:style>
    <style:style style:name="T41" style:parent-style-name="Hipervínculo" style:family="text">
      <style:text-properties style:language-asian="es" style:country-asian="ES"/>
    </style:style>
    <style:style style:name="T42" style:parent-style-name="Hipervínculo" style:family="text">
      <style:text-properties style:language-asian="es" style:country-asian="ES"/>
    </style:style>
    <style:style style:name="T43" style:parent-style-name="Fuentedepárrafopredeter." style:family="text">
      <style:text-properties style:language-asian="es" style:country-asian="ES"/>
    </style:style>
    <style:style style:name="T44" style:parent-style-name="Hipervínculo" style:family="text">
      <style:text-properties style:language-asian="es" style:country-asian="ES"/>
    </style:style>
    <style:style style:name="T45" style:parent-style-name="Fuentedepárrafopredeter." style:family="text">
      <style:text-properties style:language-asian="es" style:country-asian="ES"/>
    </style:style>
  </office:automatic-styles>
  <office:body>
    <office:text text:use-soft-page-breaks="true">
      <text:p text:style-name="P1">Trabajo 1: DSSSL</text:p>
      <text:p text:style-name="P2"/>
      <text:h text:style-name="P3" text:outline-level="1">-Introducción<text:s/></text:h>
      <text:p text:style-name="P4">(Document Style Semantics and Specification Language) es un lenguaje para describir estilos en documentos. Se utiliza junto con<text:s/>jade/openjade<text:s/>para transformar documentos<text:s/>DocBook<text:s/>SGML/XML<text:s/>en archivos<text:s/>pdf<text:s/>o<text:s/>html. Actualmente los documentos sgml/xml se pueden transformar a otros formatos como ps, rtf,<text:s/>doc, etc.</text:p>
      <text:p text:style-name="P5">Para crear un documento DocBook hacen falta dos archivos, el que contiene la estructura del documento (basada en el dtd) y el que contiene el diseño del mismo. DSSSL describe la parte del diseño del documento, es decir, describe como se visualizará una vez acabado.</text:p>
      <text:p text:style-name="P6">El creador de DSSSL es Norman Walsh.</text:p>
      <text:p text:style-name="P7"/>
      <text:h text:style-name="P8" text:outline-level="1">-Paquete que lo utilizan</text:h>
      <text:p text:style-name="P9">El paquete DocBook DSSSL Stylesheets contiene las hojas de estilo DSSSL.<text:s/></text:p>
      <text:h text:style-name="P10" text:outline-level="2">Información sobre el paquete:</text:h>
      <text:list text:style-name="LFO1" text:continue-numbering="true">
        <text:list-item>
          <text:p text:style-name="P11">Descarga (HTTP):<text:s/>http://prdownloads.sourceforge.net/docbook/docbook-dsssl-1.79.tar.bz2</text:p>
        </text:list-item>
        <text:list-item>
          <text:p text:style-name="P12">Descarga (FTP):Suma MD5 del paquete: bc192d23266b9a664ca0aba4a7794c7c</text:p>
        </text:list-item>
        <text:list-item>
          <text:p text:style-name="P13">Tamaño del paquete: 277 KB</text:p>
        </text:list-item>
        <text:list-item>
          <text:p text:style-name="P14">Estimación del espacio necesario en disco: 14 MB</text:p>
        </text:list-item>
        <text:list-item>
          <text:p text:style-name="P15">Tiempo estimado de construcción: 0.01 SBU</text:p>
        </text:list-item>
      </text:list>
      <text:h text:style-name="P16" text:outline-level="2">Descarga adicional:</text:h>
      <text:list text:style-name="LFO2" text:continue-numbering="true">
        <text:list-item>
          <text:p text:style-name="P17">Documentación y datos de pruebas:<text:s/>http://prdownloads.sourceforge.net/docbook/docbook-dsssl-doc-1.79.tar.bz2</text:p>
        </text:list-item>
        <text:list-item>
          <text:p text:style-name="P18">Download MD5 sum: 9a7b809a21ab7d2749bb328334c380f2</text:p>
        </text:list-item>
        <text:list-item>
          <text:p text:style-name="P19">Download size: 142 KB</text:p>
        </text:list-item>
      </text:list>
      <text:p text:style-name="P20"/>
      <text:h text:style-name="P21" text:outline-level="1">-Como Funciona.</text:h>
      <text:p text:style-name="P22">Son utilizadas por OpenJade y otras herramientas para transformar ficheros SGML y XML de DocBook.</text:p>
      <text:h text:style-name="Título1" text:outline-level="1">-DocBook</text:h>
      <text:p text:style-name="P23">DocBook es una aplicación del estándar SGML/XML e incluye una DTD propia y que se utiliza de manera más destacada en el área de la documentación técnica, especialmente para documentar todo tipo de material y programas informáticos.</text:p>
      <text:p text:style-name="P24"><text:s/>Permite crear documentos en un formato neutro, independiente de la presentación. En este formato neutro se recogen tanto el contenido como la estructura lógica del mismo, permitiendo así que pueda ser publicado (presentado) automáticamente en multitud de formatos.</text:p>
      <text:p text:style-name="P25">DocBook no describen ni la apariencia ni la presentación de sus contenidos, sino únicamente el sentido de dichos contenidos.</text:p>
      <text:p text:style-name="P26"/>
      <text:soft-page-break/>
      <text:h text:style-name="P27" text:outline-level="1">-Personalización.</text:h>
      <text:p text:style-name="Sinespaciado"><text:span text:style-name="T28">La mejor manera de personalizar las hojas de estilo es escribir su propio archivo de "controlador";</text:span><text:s/><text:span text:style-name="notranslate">este es un documento que contiene las modificaciones locales de la hoja de estilo y, a continuación, incluye la hoja de estilo de la distribución estándar por referencia.</text:span><text:s/><text:span text:style-name="notranslate">Esto le permite realizar cambios y extensiones locales sin modificar los archivos distribuidos, lo que hace que la actualización a la próxima versión sea mucho más sencilla.</text:span></text:p>
      <text:p text:style-name="Sinespaciado"><text:span text:style-name="notranslate">Se debe especificar, en el identificador del sistema, la ruta completa al archivo<text:s/></text:span><text:span text:style-name="T29">docbook.dsl</text:span><text:span text:style-name="notranslate"><text:s/>que desea personalizar;</text:span><text:s/><text:span text:style-name="notranslate">por ejemplo:<text:s/></text:span><text:span text:style-name="T30">\ docbook \ print \ docbook.dsl</text:span><text:span text:style-name="notranslate">.</text:span></text:p>
      <text:h text:style-name="P31" text:outline-level="1">-Jade/OpenJade.</text:h>
      <text:p text:style-name="P32">Jade y OpenJade son dos de los programas que hacen la mayor parte de la prestación y validación de código basado en la DTD y DSSSL. Se requiere una de las siguientes opciones y se debe añadirse<text:s/>después de que se hayan añadido<text:s/>el DTD y el DSSSL.</text:p>
      <text:p text:style-name="Sinespaciado"><text:span text:style-name="notranslate">Jade es el procesador de front-end para SGML y XML.</text:span><text:s/><text:span text:style-name="notranslate">Utiliza DSSSL y DocBook DTD para realizar la verificación y la representación de SGML y XML en el formato de destino.</text:span></text:p>
      <text:p text:style-name="Sinespaciado"><text:span text:style-name="notranslate"><text:s/>OpenJade es una extensión de Jade escrita por la comunidad DSSSL.</text:span><text:s/><text:span text:style-name="notranslate">Algunas aplicaciones requieren jade, pero se están actualizando para soportar cualquiera de los paquetes de software.</text:span></text:p>
      <text:p text:style-name="P33"/>
      <text:h text:style-name="P34" text:outline-level="1">-Conclusión.</text:h>
      <text:p text:style-name="Normal"><text:span text:style-name="T35">Todas las partes son importantes par</text:span><text:span text:style-name="T36">a la creación de documentos de hojas de estilo<text:s/></text:span><text:span text:style-name="T37">también son importantes para realizar la verificación y crear un estándar.</text:span><text:s/>Hoy en día, DSSSL se utiliza muy poco en nuevos proyectos, aparte de la documentación de Linux.</text:p>
      <text:h text:style-name="P38" text:outline-level="1">-Referencias Web.</text:h>
      <text:p text:style-name="Normal"><text:a xlink:href="https://es.wikipedia.org/wiki/DocBook" office:target-frame-name="_top" xlink:show="replace"><text:span text:style-name="T39">https://es.wikipedia.org/wiki/DocBook</text:span></text:a></text:p>
      <text:p text:style-name="Normal"><text:a xlink:href="https://es.wikipedia.org/wiki/Document_Style_Semantics_and_Specification_Language" office:target-frame-name="_top" xlink:show="replace"><text:span text:style-name="T40">https://es.wikipedia.org/wiki/Document_Style_Semantics_and_Specification_Language</text:span></text:a></text:p>
      <text:p text:style-name="Normal"><text:a xlink:href="http://www.escomposlinux.org/lfs-es/blfs-es-SVN/pst/docbook-dsssl.html" office:target-frame-name="_top" xlink:show="replace"><text:span text:style-name="T41">http://www.escomposlinux.org/lfs-es/blfs-es-SVN/pst/docbook-dsssl.html</text:span></text:a></text:p>
      <text:p text:style-name="Normal"><text:a xlink:href="http://www.ibiblio.org/pub/linux/docs/LuCaS/Tutoriales/doc-tutorial-dbtexmath/htmls/x130.html" office:target-frame-name="_top" xlink:show="replace"><text:span text:style-name="T42">http://www.ibiblio.org/pub/linux/docs/LuCaS/Tutoriales/doc-tutorial-dbtexmath/htmls/x130.html</text:span></text:a><text:span text:style-name="T43"><text:s/></text:span></text:p>
      <text:p text:style-name="Normal"><text:a xlink:href="http://docbook.sourceforge.net/release/dsssl/1.79/doc/custom.html" office:target-frame-name="_top" xlink:show="replace"><text:span text:style-name="T44">http://docbook.sourceforge.net/release/dsssl/1.79/doc/custom.html</text:span></text:a><text:span text:style-name="T45"><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B3186D"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B3186D"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B3186D"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B3186D"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781049" fo:letter-spacing="-0.0069in" style:letter-kerning="true" fo:font-size="26pt" style:font-size-asian="26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781049" fo:letter-spacing="-0.0069in" style:letter-kerning="true" fo:font-size="26pt" style:font-size-asian="26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Sinespaciado" style:display-name="Sin espaciado" style:family="paragraph">
      <style:paragraph-properties fo:margin-bottom="0in" fo:line-height="100%"/>
      <style:text-properties fo:hyphenate="false"/>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B3186D"/>
    </style:style>
    <style:style style:name="Título2Car" style:display-name="Título 2 Car" style:family="text" style:parent-style-name="Fuentedepárrafopredeter.">
      <style:text-properties style:font-name="Calibri Light" style:font-name-asian="Times New Roman" style:font-name-complex="Times New Roman" fo:color="#B3186D" fo:font-size="13pt" style:font-size-asian="13pt" style:font-size-complex="13pt"/>
    </style:style>
    <style:style style:name="notranslate" style:display-name="notranslate" style:family="text" style:parent-style-name="Fuentedepárrafopredeter."/>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Wingdings" style:text-underline-color="font-color"/>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e32d91" draw:opacity="100%" draw:stroke="solid" svg:stroke-width="0.01389in" svg:stroke-color="#a71e6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17-10-03T16:17:00Z</meta:creation-date>
    <dc:date>2017-10-03T17:15:00Z</dc:date>
    <meta:template xlink:href="Normal" xlink:type="simple"/>
    <meta:editing-cycles>3</meta:editing-cycles>
    <meta:editing-duration>PT2580S</meta:editing-duration>
    <meta:document-statistic meta:page-count="2" meta:paragraph-count="8" meta:word-count="663" meta:character-count="4306" meta:row-count="30" meta:non-whitespace-character-count="3651"/>
  </office:meta>
</office:document-meta>
</file>